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 style:writing-mode="lr-tb"/>
    </style:style>
    <style:style style:name="Tabela1.A" style:family="table-column">
      <style:table-column-properties style:column-width="4.06cm"/>
    </style:style>
    <style:style style:name="Tabela1.C" style:family="table-column">
      <style:table-column-properties style:column-width="4.062cm"/>
    </style:style>
    <style:style style:name="Tabela1.D" style:family="table-column">
      <style:table-column-properties style:column-width="4.0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4.519cm" fo:margin-left="1.743cm" table:align="left" style:writing-mode="lr-tb"/>
    </style:style>
    <style:style style:name="Tabela2.A" style:family="table-column">
      <style:table-column-properties style:column-width="1.499cm"/>
    </style:style>
    <style:style style:name="Tabela2.B" style:family="table-column">
      <style:table-column-properties style:column-width="4.001cm"/>
    </style:style>
    <style:style style:name="Tabela2.C" style:family="table-column">
      <style:table-column-properties style:column-width="9.019cm"/>
    </style:style>
    <style:style style:name="Tabela2.1" style:family="table-row">
      <style:table-row-properties style:min-row-height="0.529cm" fo:keep-together="auto"/>
    </style:style>
    <style:style style:name="Tabela2.A1" style:family="table-cell">
      <style:table-cell-properties style:vertical-align="bottom" fo:background-color="#f2f2f2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C1" style:family="table-cell">
      <style:table-cell-properties style:vertical-align="bottom" fo:background-color="#f2f2f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2.A2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2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2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ela2.A3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3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3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ela2.A4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4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4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ela2.A5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5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5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ela2.A6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6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6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ela2.A7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7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7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ela2.A8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8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8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ela2.A9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9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9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ela2.A10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0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0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ela2.A1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B1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left="0cm" fo:margin-right="0.058cm" fo:text-align="center" style:justify-single-word="false" fo:text-indent="0cm" style:auto-text-indent="false">
        <style:tab-stops>
          <style:tab-stop style:position="3.81cm"/>
          <style:tab-stop style:position="7.325cm" style:type="center"/>
          <style:tab-stop style:position="14.651cm" style:type="right"/>
        </style:tab-stops>
      </style:paragraph-properties>
      <style:text-properties fo:color="#666666" style:font-name="Calibri" fo:font-size="8pt" fo:font-weight="bold" officeooo:rsid="000c9199" officeooo:paragraph-rsid="000c9199" style:font-size-asian="8pt" style:font-weight-asian="bold" style:font-name-complex="Arial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P3" style:family="paragraph" style:parent-style-name="Header">
      <style:text-properties style:font-name="Calibri" fo:font-size="8pt" fo:font-weight="bold" style:font-size-asian="8pt" style:font-weight-asian="bold" style:font-name-complex="Calibri" style:font-size-complex="8pt"/>
    </style:style>
    <style:style style:name="P4" style:family="paragraph" style:parent-style-name="Header">
      <style:paragraph-properties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8pt" fo:font-weight="bold" style:font-size-asian="8pt" style:font-weight-asian="bold" style:font-name-complex="Calibri" style:font-size-complex="8pt"/>
    </style:style>
    <style:style style:name="P5" style:family="paragraph" style:parent-style-name="Header">
      <style:text-properties style:font-name="Calibri" fo:font-size="8pt" fo:font-weight="bold" style:font-size-asian="8pt" style:font-weight-asian="bold" style:font-name-complex="Arial" style:font-size-complex="8pt"/>
    </style:style>
    <style:style style:name="P6" style:family="paragraph" style:parent-style-name="Header">
      <style:paragraph-properties style:snap-to-layout-grid="false"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weight="bold" style:font-weight-asian="bold" style:font-name-complex="Calibri"/>
    </style:style>
    <style:style style:name="P7" style:family="paragraph" style:parent-style-name="Header">
      <style:text-properties style:font-name="Calibri" fo:font-weight="bold" style:font-weight-asian="bold" style:font-name-complex="Arial"/>
    </style:style>
    <style:style style:name="P8" style:family="paragraph" style:parent-style-name="Header">
      <style:paragraph-properties style:snap-to-layout-grid="false"/>
      <style:text-properties style:font-name="Calibri" fo:font-weight="bold" officeooo:paragraph-rsid="000c9199" style:font-weight-asian="bold" style:font-name-complex="Arial"/>
    </style:style>
    <style:style style:name="P9" style:family="paragraph" style:parent-style-name="Header">
      <style:text-properties style:font-name="Calibri" style:font-name-complex="Calibri"/>
    </style:style>
    <style:style style:name="P10" style:family="paragraph" style:parent-style-name="Header">
      <style:paragraph-properties fo:margin-top="0.106cm" fo:margin-bottom="0cm" loext:contextual-spacing="false"/>
    </style:style>
    <style:style style:name="P11" style:family="paragraph" style:parent-style-name="conteudo">
      <style:paragraph-properties fo:margin-top="0cm" fo:margin-bottom="0.212cm" loext:contextual-spacing="false" fo:break-before="page"/>
    </style:style>
    <style:style style:name="P12" style:family="paragraph" style:parent-style-name="conteudo">
      <style:paragraph-properties fo:margin-top="0cm" fo:margin-bottom="0.212cm" loext:contextual-spacing="false"/>
    </style:style>
    <style:style style:name="P13" style:family="paragraph" style:parent-style-name="conteudo">
      <style:paragraph-properties fo:margin-top="0cm" fo:margin-bottom="0.212cm" loext:contextual-spacing="false"/>
      <style:text-properties fo:font-size="12pt" fo:font-style="italic" fo:font-weight="normal" officeooo:paragraph-rsid="000e4d72" style:font-size-asian="12pt" style:font-style-asian="italic" style:font-weight-asian="normal" style:font-name-complex="Arial" style:font-size-complex="12pt" style:font-style-complex="italic"/>
    </style:style>
    <style:style style:name="P14" style:family="paragraph" style:parent-style-name="conteudo">
      <style:paragraph-properties fo:margin-top="0cm" fo:margin-bottom="0.212cm" loext:contextual-spacing="false"/>
      <style:text-properties fo:font-size="12pt" fo:font-weight="normal" style:font-size-asian="12pt" style:font-weight-asian="normal" style:font-name-complex="Arial" style:font-size-complex="12pt"/>
    </style:style>
    <style:style style:name="P15" style:family="paragraph" style:parent-style-name="conteudo">
      <style:paragraph-properties fo:margin-top="0cm" fo:margin-bottom="0.212cm" loext:contextual-spacing="false"/>
      <style:text-properties fo:font-size="12pt" fo:font-weight="normal" officeooo:rsid="000e4d72" officeooo:paragraph-rsid="000e4d72" style:font-size-asian="12pt" style:font-weight-asian="normal" style:font-name-complex="Arial" style:font-size-complex="12pt"/>
    </style:style>
    <style:style style:name="P16" style:family="paragraph" style:parent-style-name="conteudo">
      <style:paragraph-properties fo:margin-top="0cm" fo:margin-bottom="0.212cm" loext:contextual-spacing="false"/>
      <style:text-properties fo:font-size="11pt" fo:font-weight="bold" officeooo:rsid="00196db2" officeooo:paragraph-rsid="000db90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20pt" style:font-size-asian="20pt" style:font-name-complex="Arial" style:font-size-complex="20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48pt" fo:font-weight="bold" style:font-size-asian="48pt" style:font-weight-asian="bold" style:font-name-complex="Arial" style:font-size-complex="20pt"/>
    </style:style>
    <style:style style:name="P20" style:family="paragraph" style:parent-style-name="Standard">
      <style:text-properties fo:text-transform="uppercase" style:font-name="Calibri" fo:font-size="11pt" fo:font-weight="bold" style:font-size-asian="11pt" style:font-weight-asian="bold" style:font-name-complex="Calibri" style:font-size-complex="11pt"/>
    </style:style>
    <style:style style:name="P21" style:family="paragraph" style:parent-style-name="Standard">
      <style:text-properties officeooo:rsid="0017dc16" officeooo:paragraph-rsid="000db90d"/>
    </style:style>
    <style:style style:name="P22" style:family="paragraph" style:parent-style-name="Standard">
      <style:text-properties officeooo:rsid="00196db2" officeooo:paragraph-rsid="000db90d"/>
    </style:style>
    <style:style style:name="P23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Calibri" fo:font-size="11pt" fo:font-weight="bold" style:font-size-asian="11pt" style:font-weight-asian="bold" style:font-name-complex="Calibri" style:font-size-complex="11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Calibri" fo:font-size="11pt" fo:font-weight="bold" style:font-size-asian="11pt" style:font-weight-asian="bold" style:font-name-complex="Calibri" style:font-size-complex="11pt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1pt" fo:font-weight="bold" style:font-size-asian="11pt" style:font-weight-asian="bold" style:font-name-complex="Calibri" style:font-size-complex="11pt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Calibri" fo:font-size="11pt" style:font-size-asian="11pt" style:font-name-complex="Calibri" style:font-size-complex="11pt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Calibri" fo:font-size="11pt" style:font-size-asian="11pt" style:font-name-complex="Calibri" style:font-size-complex="11pt"/>
    </style:style>
    <style:style style:name="P28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0pt" style:font-size-asian="20pt" style:font-name-complex="Arial" style:font-size-complex="20pt"/>
    </style:style>
    <style:style style:name="P31" style:family="paragraph" style:parent-style-name="Standard" style:list-style-name="L1">
      <style:text-properties officeooo:rsid="0017dc16" officeooo:paragraph-rsid="000db90d"/>
    </style:style>
    <style:style style:name="P32" style:family="paragraph" style:parent-style-name="Standard" style:list-style-name="L2">
      <style:text-properties officeooo:rsid="0017dc16" officeooo:paragraph-rsid="000db90d"/>
    </style:style>
    <style:style style:name="P33" style:family="paragraph" style:parent-style-name="Standard" style:list-style-name="L3">
      <style:text-properties officeooo:rsid="0017dc16" officeooo:paragraph-rsid="000db90d"/>
    </style:style>
    <style:style style:name="P34" style:family="paragraph" style:parent-style-name="Standard" style:list-style-name="L4">
      <style:text-properties officeooo:rsid="00192d9e" officeooo:paragraph-rsid="000db90d"/>
    </style:style>
    <style:style style:name="P35" style:family="paragraph" style:parent-style-name="Standard" style:list-style-name="L4">
      <style:text-properties officeooo:rsid="00196db2" officeooo:paragraph-rsid="000db90d"/>
    </style:style>
    <style:style style:name="P36" style:family="paragraph" style:parent-style-name="Standard" style:list-style-name="L5">
      <style:text-properties officeooo:rsid="00196db2" officeooo:paragraph-rsid="000db90d"/>
    </style:style>
    <style:style style:name="P37" style:family="paragraph" style:parent-style-name="Standard" style:list-style-name="WW8Num14"/>
    <style:style style:name="P38" style:family="paragraph" style:parent-style-name="Standard" style:list-style-name="WW8Num14">
      <style:text-properties officeooo:paragraph-rsid="002f8913"/>
    </style:style>
    <style:style style:name="P39" style:family="paragraph" style:parent-style-name="Standard" style:list-style-name="WW8Num14">
      <style:text-properties officeooo:paragraph-rsid="002f8913"/>
    </style:style>
    <style:style style:name="P40" style:family="paragraph" style:parent-style-name="Standard" style:list-style-name="WW8Num14">
      <style:text-properties officeooo:paragraph-rsid="00318b99"/>
    </style:style>
    <style:style style:name="P41" style:family="paragraph" style:parent-style-name="Standard" style:list-style-name="WW8Num14">
      <style:text-properties officeooo:paragraph-rsid="00333867"/>
    </style:style>
    <style:style style:name="P42" style:family="paragraph" style:parent-style-name="Standard">
      <style:text-properties officeooo:paragraph-rsid="002ddac8"/>
    </style:style>
    <style:style style:name="P43" style:family="paragraph" style:parent-style-name="Standard">
      <style:text-properties officeooo:paragraph-rsid="002f8913"/>
    </style:style>
    <style:style style:name="P44" style:family="paragraph" style:parent-style-name="Standard" style:list-style-name="L7">
      <style:paragraph-properties fo:margin-left="0.635cm" fo:margin-right="-0.004cm" fo:text-indent="-0.635cm" style:auto-text-indent="false"/>
      <style:text-properties officeooo:paragraph-rsid="002ddac8"/>
    </style:style>
    <style:style style:name="P45" style:family="paragraph" style:parent-style-name="Standard" style:list-style-name="">
      <style:paragraph-properties fo:margin-left="0.635cm" fo:margin-right="-0.004cm" fo:text-indent="-0.635cm" style:auto-text-indent="false"/>
      <style:text-properties officeooo:rsid="002ddac8" officeooo:paragraph-rsid="002c9466"/>
    </style:style>
    <style:style style:name="P46" style:family="paragraph" style:parent-style-name="Standard" style:list-style-name="L7">
      <style:paragraph-properties fo:margin-left="0cm" fo:margin-right="-0.004cm" fo:text-indent="0cm" style:auto-text-indent="false"/>
      <style:text-properties officeooo:paragraph-rsid="002f8913"/>
    </style:style>
    <style:style style:name="P47" style:family="paragraph" style:parent-style-name="Header">
      <style:paragraph-properties style:snap-to-layout-grid="false"/>
      <style:text-properties style:font-name="Calibri" fo:font-weight="bold" officeooo:paragraph-rsid="002b5a18" style:font-weight-asian="bold" style:font-name-complex="Arial"/>
    </style:style>
    <style:style style:name="P48" style:family="paragraph" style:parent-style-name="conteudo" style:list-style-name="">
      <style:paragraph-properties fo:margin-top="0cm" fo:margin-bottom="0.212cm" loext:contextual-spacing="false"/>
      <style:text-properties style:font-name-complex="Arial"/>
    </style:style>
    <style:style style:name="P49" style:family="paragraph" style:parent-style-name="conteudo" style:list-style-name="">
      <style:paragraph-properties fo:margin-top="0cm" fo:margin-bottom="0.212cm" loext:contextual-spacing="false"/>
      <style:text-properties fo:font-size="12pt" fo:font-weight="normal" style:font-size-asian="12pt" style:font-weight-asian="normal" style:font-name-complex="Arial" style:font-size-complex="12pt"/>
    </style:style>
    <style:style style:name="P50" style:family="paragraph" style:parent-style-name="conteudo" style:list-style-name="">
      <style:paragraph-properties fo:margin-top="0cm" fo:margin-bottom="0.212cm" loext:contextual-spacing="false"/>
      <style:text-properties fo:font-size="12pt" fo:font-weight="normal" officeooo:paragraph-rsid="002f8913" style:font-size-asian="12pt" style:font-weight-asian="normal" style:font-name-complex="Arial" style:font-size-complex="12pt"/>
    </style:style>
    <style:style style:name="P51" style:family="paragraph" style:parent-style-name="conteudo" style:list-style-name="">
      <style:paragraph-properties fo:margin-top="0cm" fo:margin-bottom="0.212cm" loext:contextual-spacing="false" style:snap-to-layout-grid="false"/>
      <style:text-properties fo:font-size="12pt" fo:font-weight="normal" style:font-size-asian="12pt" style:font-weight-asian="normal" style:font-name-complex="Arial" style:font-size-complex="12pt"/>
    </style:style>
    <style:style style:name="P52" style:family="paragraph" style:parent-style-name="conteudo" style:list-style-name="">
      <style:paragraph-properties fo:margin-top="0cm" fo:margin-bottom="0.212cm" loext:contextual-spacing="false"/>
      <style:text-properties fo:font-size="12pt" fo:font-weight="normal" officeooo:rsid="0026f3aa" style:font-size-asian="12pt" style:font-weight-asian="normal" style:font-name-complex="Arial" style:font-size-complex="12pt"/>
    </style:style>
    <style:style style:name="P53" style:family="paragraph" style:parent-style-name="conteudo" style:list-style-name="">
      <style:paragraph-properties fo:margin-left="1.251cm" fo:margin-right="0cm" fo:margin-top="0cm" fo:margin-bottom="0.212cm" loext:contextual-spacing="false" fo:text-indent="0cm" style:auto-text-indent="false"/>
    </style:style>
    <style:style style:name="P54" style:family="paragraph" style:parent-style-name="conteudo" style:list-style-name="WW8Num14">
      <style:paragraph-properties fo:margin-left="1.752cm" fo:margin-right="0cm" fo:margin-top="0cm" fo:margin-bottom="0.212cm" loext:contextual-spacing="false" fo:text-indent="-1.117cm" style:auto-text-indent="false"/>
      <style:text-properties fo:font-size="12pt" fo:font-weight="normal" style:font-size-asian="12pt" style:font-weight-asian="normal" style:font-name-complex="Arial" style:font-size-complex="12pt"/>
    </style:style>
    <style:style style:name="P55" style:family="paragraph" style:parent-style-name="Citação_20_Intensa" style:list-style-name="WW8Num14">
      <style:paragraph-properties fo:margin-left="0.635cm" fo:margin-right="-0.004cm" fo:text-indent="-0.635cm" style:auto-text-indent="false" fo:break-before="page"/>
    </style:style>
    <style:style style:name="P56" style:family="paragraph" style:parent-style-name="Citação_20_Intensa" style:list-style-name="WW8Num14">
      <style:paragraph-properties fo:margin-left="0.635cm" fo:margin-right="-0.004cm" fo:text-indent="-0.635cm" style:auto-text-indent="false" fo:break-before="page"/>
      <style:text-properties officeooo:paragraph-rsid="0021657e"/>
    </style:style>
    <style:style style:name="P57" style:family="paragraph" style:parent-style-name="Citação_20_Intensa" style:list-style-name="WW8Num14">
      <style:paragraph-properties fo:margin-left="0.635cm" fo:margin-right="-0.004cm" fo:text-indent="-0.635cm" style:auto-text-indent="false"/>
    </style:style>
    <style:style style:name="P58" style:family="paragraph" style:parent-style-name="Citação_20_Intensa" style:list-style-name="WW8Num14">
      <style:paragraph-properties fo:margin-left="0.635cm" fo:margin-right="-0.004cm" fo:text-indent="-0.635cm" style:auto-text-indent="false"/>
      <style:text-properties officeooo:paragraph-rsid="000db90d"/>
    </style:style>
    <style:style style:name="P59" style:family="paragraph" style:parent-style-name="Citação_20_Intensa" style:list-style-name="WW8Num14">
      <style:paragraph-properties fo:margin-left="0.635cm" fo:margin-right="-0.004cm" fo:text-indent="-0.635cm" style:auto-text-indent="false"/>
      <style:text-properties officeooo:paragraph-rsid="002c9466"/>
    </style:style>
    <style:style style:name="P60" style:family="paragraph" style:parent-style-name="Citação_20_Intensa" style:list-style-name="WW8Num14">
      <style:paragraph-properties fo:margin-left="0.635cm" fo:margin-right="-0.004cm" fo:text-indent="-0.635cm" style:auto-text-indent="false"/>
      <style:text-properties officeooo:paragraph-rsid="002f8913"/>
    </style:style>
    <style:style style:name="T1" style:family="text">
      <style:text-properties style:font-name="Calibri" style:font-name-complex="Calibri"/>
    </style:style>
    <style:style style:name="T2" style:family="text">
      <style:text-properties style:font-name="Calibri" officeooo:rsid="0029b14f" style:font-name-complex="Calibri"/>
    </style:style>
    <style:style style:name="T3" style:family="text">
      <style:text-properties style:font-name="Calibri" fo:font-size="8pt" fo:font-weight="bold" style:font-size-asian="8pt" style:font-weight-asian="bold" style:font-name-complex="Calibri" style:font-size-complex="8pt"/>
    </style:style>
    <style:style style:name="T4" style:family="text">
      <style:text-properties style:font-name="Calibri" fo:font-weight="bold" style:font-weight-asian="bold" style:font-name-complex="Arial"/>
    </style:style>
    <style:style style:name="T5" style:family="text">
      <style:text-properties style:font-name="Calibri" fo:font-weight="bold" officeooo:rsid="000c9199" style:font-weight-asian="bold" style:font-name-complex="Arial"/>
    </style:style>
    <style:style style:name="T6" style:family="text">
      <style:text-properties style:font-name="Calibri" style:font-name-complex="Arial"/>
    </style:style>
    <style:style style:name="T7" style:family="text">
      <style:text-properties officeooo:rsid="000c9199" style:font-name-complex="Calibri"/>
    </style:style>
    <style:style style:name="T8" style:family="text">
      <style:text-properties officeooo:rsid="002b5a18" style:font-name-complex="Calibri"/>
    </style:style>
    <style:style style:name="T9" style:family="text">
      <style:text-properties fo:color="#000000"/>
    </style:style>
    <style:style style:name="T10" style:family="text">
      <style:text-properties fo:color="#000000" fo:font-size="12pt" fo:font-weight="normal" style:font-size-asian="12pt" style:font-weight-asian="normal" style:font-name-complex="Arial" style:font-size-complex="12pt"/>
    </style:style>
    <style:style style:name="T11" style:family="text">
      <style:text-properties fo:color="#000000" fo:font-size="12pt" fo:font-weight="normal" officeooo:rsid="002c9466" style:font-size-asian="12pt" style:font-weight-asian="normal" style:font-name-complex="Arial" style:font-size-complex="12pt"/>
    </style:style>
    <style:style style:name="T12" style:family="text">
      <style:text-properties fo:color="#000000" officeooo:rsid="000db90d"/>
    </style:style>
    <style:style style:name="T13" style:family="text">
      <style:text-properties fo:color="#000000" officeooo:rsid="0021657e"/>
    </style:style>
    <style:style style:name="T14" style:family="text">
      <style:text-properties fo:color="#000000" officeooo:rsid="002c9466"/>
    </style:style>
    <style:style style:name="T15" style:family="text">
      <style:text-properties fo:color="#000000" officeooo:rsid="002ddac8"/>
    </style:style>
    <style:style style:name="T16" style:family="text">
      <style:text-properties fo:color="#000000" officeooo:rsid="002f8913"/>
    </style:style>
    <style:style style:name="T17" style:family="text">
      <style:text-properties fo:color="#000000" officeooo:rsid="0030837e"/>
    </style:style>
    <style:style style:name="T18" style:family="text">
      <style:text-properties fo:color="#000000" officeooo:rsid="00318b99"/>
    </style:style>
    <style:style style:name="T19" style:family="text">
      <style:text-properties fo:color="#000000" officeooo:rsid="00333867"/>
    </style:style>
    <style:style style:name="T20" style:family="text">
      <style:text-properties fo:font-size="12pt" fo:font-weight="normal" style:font-size-asian="12pt" style:font-weight-asian="normal" style:font-name-complex="Arial" style:font-size-complex="12pt"/>
    </style:style>
    <style:style style:name="T21" style:family="text">
      <style:text-properties fo:font-size="12pt" fo:font-weight="normal" officeooo:rsid="0017b8b1" style:font-size-asian="12pt" style:font-weight-asian="normal" style:font-name-complex="Arial" style:font-size-complex="12pt"/>
    </style:style>
    <style:style style:name="T22" style:family="text">
      <style:text-properties fo:font-size="12pt" fo:font-weight="normal" officeooo:rsid="001daff6" style:font-size-asian="12pt" style:font-weight-asian="normal" style:font-name-complex="Arial" style:font-size-complex="12pt"/>
    </style:style>
    <style:style style:name="T23" style:family="text">
      <style:text-properties fo:font-size="12pt" fo:font-weight="normal" officeooo:rsid="000c9199" style:font-size-asian="12pt" style:font-weight-asian="normal" style:font-name-complex="Arial" style:font-size-complex="12pt"/>
    </style:style>
    <style:style style:name="T24" style:family="text">
      <style:text-properties officeooo:rsid="001daff6"/>
    </style:style>
    <style:style style:name="T25" style:family="text">
      <style:text-properties officeooo:rsid="0019d340"/>
    </style:style>
    <style:style style:name="T26" style:family="text">
      <style:text-properties officeooo:rsid="00192d9e"/>
    </style:style>
    <style:style style:name="T27" style:family="text">
      <style:text-properties officeooo:rsid="000e4d72"/>
    </style:style>
    <style:style style:name="T28" style:family="text">
      <style:text-properties officeooo:rsid="000f4b72"/>
    </style:style>
    <style:style style:name="T29" style:family="text">
      <style:text-properties officeooo:rsid="0010f8dc"/>
    </style:style>
    <style:style style:name="T30" style:family="text">
      <style:text-properties officeooo:rsid="00130945"/>
    </style:style>
    <style:style style:name="T31" style:family="text">
      <style:text-properties officeooo:rsid="0014607e"/>
    </style:style>
    <style:style style:name="T32" style:family="text">
      <style:text-properties officeooo:rsid="001666f4"/>
    </style:style>
    <style:style style:name="T33" style:family="text">
      <style:text-properties officeooo:rsid="00170af8"/>
    </style:style>
    <style:style style:name="T34" style:family="text">
      <style:text-properties officeooo:rsid="001a0464"/>
    </style:style>
    <style:style style:name="T35" style:family="text">
      <style:text-properties officeooo:rsid="001b26d2"/>
    </style:style>
    <style:style style:name="T36" style:family="text">
      <style:text-properties officeooo:rsid="001b604d"/>
    </style:style>
    <style:style style:name="T37" style:family="text">
      <style:text-properties officeooo:rsid="001cbc31"/>
    </style:style>
    <style:style style:name="T38" style:family="text">
      <style:text-properties officeooo:rsid="001fad0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17"/>
      <text:p text:style-name="P17"/>
      <text:p text:style-name="P17"/>
      <text:p text:style-name="P17"/>
      <text:p text:style-name="P19"/>
      <text:p text:style-name="P19"/>
      <text:p text:style-name="P19">Plano de Projeto</text:p>
      <text:p text:style-name="P18"/>
      <text:p text:style-name="P11">Conteúd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"><text:a xlink:type="simple" xlink:href="#__RefHeading___Toc397710485" text:style-name="Index_20_Link" text:visited-style-name="Index_20_Link">1.Introdução<text:tab/>3</text:a></text:p>
          <text:p text:style-name="P28"><text:a xlink:type="simple" xlink:href="#__RefHeading___Toc397710486" text:style-name="Index_20_Link" text:visited-style-name="Index_20_Link">2.Descrição do projeto<text:tab/>3</text:a></text:p>
          <text:p text:style-name="P28"><text:a xlink:type="simple" xlink:href="#__RefHeading___Toc397710487" text:style-name="Index_20_Link" text:visited-style-name="Index_20_Link">3.Termo de Abertura<text:tab/>3</text:a></text:p>
          <text:p text:style-name="P28"><text:a xlink:type="simple" xlink:href="#__RefHeading___Toc397710488" text:style-name="Index_20_Link" text:visited-style-name="Index_20_Link">4.Planejamento<text:tab/>5</text:a></text:p>
          <text:p text:style-name="P28"><text:a xlink:type="simple" xlink:href="#__RefHeading___Toc397710491" text:style-name="Index_20_Link" text:visited-style-name="Index_20_Link">5.Registro da Elicitação de Requisitos<text:tab/>6</text:a></text:p>
          <text:p text:style-name="P28"><text:a xlink:type="simple" xlink:href="#__RefHeading___Toc397710492" text:style-name="Index_20_Link" text:visited-style-name="Index_20_Link">6.Escopo<text:tab/>6</text:a></text:p>
          <text:p text:style-name="P28"><text:a xlink:type="simple" xlink:href="#__RefHeading___Toc397710493" text:style-name="Index_20_Link" text:visited-style-name="Index_20_Link">7.Cronograma<text:tab/>6</text:a></text:p>
          <text:p text:style-name="P28"><text:a xlink:type="simple" xlink:href="#__RefHeading___Toc397710494" text:style-name="Index_20_Link" text:visited-style-name="Index_20_Link">Atividades<text:tab/>6</text:a></text:p>
          <text:p text:style-name="P28"><text:a xlink:type="simple" xlink:href="#__RefHeading___Toc397710495" text:style-name="Index_20_Link" text:visited-style-name="Index_20_Link">15/09<text:tab/>6</text:a></text:p>
          <text:p text:style-name="P28"><text:a xlink:type="simple" xlink:href="#__RefHeading___Toc397710496" text:style-name="Index_20_Link" text:visited-style-name="Index_20_Link">20/09<text:tab/>6</text:a></text:p>
          <text:p text:style-name="P28"><text:a xlink:type="simple" xlink:href="#__RefHeading___Toc397710497" text:style-name="Index_20_Link" text:visited-style-name="Index_20_Link">Etc..<text:tab/>6</text:a></text:p>
          <text:p text:style-name="P28"><text:a xlink:type="simple" xlink:href="#__RefHeading___Toc397710498" text:style-name="Index_20_Link" text:visited-style-name="Index_20_Link">8.Riscos<text:tab/>7</text:a></text:p>
          <text:p text:style-name="P29"><text:a xlink:type="simple" xlink:href="#__RefHeading___Toc397710499" text:style-name="Index_20_Link" text:visited-style-name="Index_20_Link">8.1.Categorias do Risco<text:tab/>7</text:a></text:p>
        </text:index-body>
      </text:table-of-content>
      <text:p text:style-name="P12"/>
      <text:p text:style-name="P20"/>
      <text:h text:style-name="P48" text:outline-level="1"/>
      <text:list xml:id="list6333110498648144673" text:style-name="WW8Num14">
        <text:list-item>
          <text:h text:style-name="P55" text:outline-level="1"><text:bookmark-start text:name="__RefHeading___Toc397710485"/><text:span text:style-name="Ênfase_20_Sutil"><text:span text:style-name="T9">Introdução</text:span></text:span><text:bookmark-end text:name="__RefHeading___Toc397710485"/></text:h>
        </text:list-item>
      </text:list>
      <text:p text:style-name="P14"><text:tab/>Este documento tem por objetivo definir o plano de trabalho do Projeto, com definições de funções e responsabilidades, lições aprendidas em projetos anteriores e aplicabilidade no projeto atual, pontos de controle do projeto, escopo, equipe, cronograma, partes interessadas, riscos e impactos e avaliação final.</text:p>
      <text:h text:style-name="P49" text:outline-level="1"/>
      <text:list xml:id="list202705314122993" text:continue-numbering="true" text:style-name="WW8Num14">
        <text:list-item>
          <text:h text:style-name="P57" text:outline-level="1"><text:bookmark-start text:name="__RefHeading___Toc397710486"/><text:span text:style-name="Ênfase_20_Sutil"><text:span text:style-name="T9">Descrição do projeto</text:span></text:span><text:bookmark-end text:name="__RefHeading___Toc397710486"/></text:h>
        </text:list-item>
      </text:list>
      <text:p text:style-name="P12"><text:span text:style-name="T20"><text:tab/></text:span><text:span text:style-name="T23">O sistema que será desenvolvido a partir deste projeto consiste em </text:span><text:span text:style-name="T21"><text:s/>gerenciar gastos financeiros pessoais. Ele será desenvolvido na plataforma web para que possa ser acessado </text:span><text:span text:style-name="T22">independente</text:span><text:span text:style-name="T21"> de sistema operacional. Será utilizado um controlador de versão que tem por nome github.</text:span></text:p>
      <text:h text:style-name="P49" text:outline-level="1"/>
      <text:h text:style-name="P49" text:outline-level="1"/>
      <text:list xml:id="list202705153672538" text:continue-numbering="true" text:style-name="WW8Num14">
        <text:list-item>
          <text:h text:style-name="P58" text:outline-level="1"><text:bookmark-start text:name="__RefHeading___Toc397710487"/><text:span text:style-name="Ênfase_20_Sutil"><text:span text:style-name="T12">Termo de Abertura</text:span></text:span><text:bookmark-end text:name="__RefHeading___Toc397710487"/></text:h>
        </text:list-item>
      </text:list>
      <text:p text:style-name="P21">A finalidade deste projeto é auxiliar <text:span text:style-name="T29">e</text:span> melhorar o gerenciamento financeiro pessoal. Um dos objetivos mensuráveis no projeto <text:span text:style-name="T29">é</text:span> auxiliar as pessoas a passarem por esta crise politica e financeir<text:span text:style-name="T29">a</text:span> que se encontra no dia a dia. Os <text:span text:style-name="T24">critérios</text:span> que <text:span text:style-name="T24">irão</text:span> garantir o sucesso dest<text:span text:style-name="T29">e</text:span> objetivo serão as pesquisas e os f<text:span text:style-name="T29">eedbacks</text:span>.</text:p>
      <text:p text:style-name="P21">Outro objetivo <text:span text:style-name="T24">mensurável</text:span> no projeto é garantir o nosso aprendizado na área de <text:span text:style-name="T30">Gerenciamento</text:span> de <text:span text:style-name="T30">P</text:span>rojetos e no <text:span text:style-name="T30">D</text:span>esenvolvimento de <text:span text:style-name="T30">S</text:span>oftwares.</text:p>
      <text:p text:style-name="P21">O critério que ir<text:span text:style-name="T33">á</text:span> garantir o sucesso deste<text:span text:style-name="T31">s</text:span> objetivo<text:span text:style-name="T31">s</text:span> <text:span text:style-name="T32">são </text:span>o<text:span text:style-name="T31">s</text:span> resultado<text:span text:style-name="T31">s</text:span> do<text:span text:style-name="T31">s</text:span> mesmo<text:span text:style-name="T31">s</text:span>.</text:p>
      <text:p text:style-name="P21">Os requisitos de alto <text:span text:style-name="T24">nível</text:span> são o controle de gastos e lucros pessoais.</text:p>
      <text:p text:style-name="P21">As premissas e restrições deste projeto são:</text:p>
      <text:list xml:id="list4583081362718385357" text:style-name="L1">
        <text:list-item>
          <text:p text:style-name="P31">Deve conter um <text:span text:style-name="T34">G</text:span>erente de <text:span text:style-name="T35">P</text:span>rojeto.</text:p>
        </text:list-item>
        <text:list-item>
          <text:p text:style-name="P31">Deve ser concluído em dois bimestres.</text:p>
        </text:list-item>
        <text:list-item>
          <text:p text:style-name="P31">Deve ser desenvolvido na plataforma web.</text:p>
        </text:list-item>
      </text:list>
      <text:p text:style-name="P21"/>
      <text:p text:style-name="P21">O controle de lucros visa gerenciar todas as entradas financeir<text:span text:style-name="T36">as</text:span> pessoais, permitindo assim gerenciar também o controle de gastos do sistema <text:span text:style-name="T37">(</text:span>o que sairá financeiramente<text:span text:style-name="T37">)</text:span>, podendo ser mensal, anual, ou semestral.</text:p>
      <text:p text:style-name="P21"><text:soft-page-break/>Alguns riscos de alto nível são:</text:p>
      <text:list xml:id="list7751158484402735363" text:style-name="L2">
        <text:list-item>
          <text:p text:style-name="P32">A falta de tempo para para conhecer <text:span text:style-name="T38">sobre o setor financeiro pessoal</text:span>.</text:p>
        </text:list-item>
        <text:list-item>
          <text:p text:style-name="P32">A extrapolação do cronograma.</text:p>
        </text:list-item>
        <text:list-item>
          <text:p text:style-name="P32">O falecimento do stakeholder.</text:p>
        </text:list-item>
      </text:list>
      <text:p text:style-name="P21">Resumo de cronograma de marcos:</text:p>
      <text:list xml:id="list3622379943218909462" text:style-name="L3">
        <text:list-item>
          <text:p text:style-name="P33">Entrega dos documentos iniciais.</text:p>
        </text:list-item>
        <text:list-item>
          <text:p text:style-name="P33">Proto<text:span text:style-name="T25">ti</text:span>pação do projeto.</text:p>
        </text:list-item>
        <text:list-item>
          <text:p text:style-name="P33">Termino do desenvolvimento e testes.</text:p>
        </text:list-item>
        <text:list-item>
          <text:p text:style-name="P33">Entrega do projeto final.</text:p>
        </text:list-item>
      </text:list>
      <text:p text:style-name="P21"><text:span text:style-name="T28">S</text:span>erá gasto com hospedagem, dom<text:span text:style-name="T27">í</text:span>nio, recursos humanos como por exemplo: tempo de desenvolvimento.</text:p>
      <text:p text:style-name="P21">As pessoas in<text:span text:style-name="T26">teressadas no projeto são:</text:span></text:p>
      <text:list xml:id="list7440316996807564532" text:style-name="L4">
        <text:list-item>
          <text:p text:style-name="P34">Willian Marques Freire (Gerente Geral)</text:p>
        </text:list-item>
        <text:list-item>
          <text:p text:style-name="P34">Erich Leone Mantai (Gerente Front-End)</text:p>
        </text:list-item>
        <text:list-item>
          <text:p text:style-name="P34">Matheus Portolan Alves (Gerente Back-End)</text:p>
        </text:list-item>
        <text:list-item>
          <text:p text:style-name="P35">Fabiana de Lima (Stakeholder interessada no projeto)</text:p>
        </text:list-item>
      </text:list>
      <text:p text:style-name="P22">Os requisitos para o sucesso do projeto são:</text:p>
      <text:list xml:id="list4036432930421379049" text:style-name="L5">
        <text:list-item>
          <text:p text:style-name="P36">Boa análise e desenvolvimento</text:p>
        </text:list-item>
        <text:list-item>
          <text:p text:style-name="P36">Bom gerenciamento (trabalho em equipe)</text:p>
        </text:list-item>
      </text:list>
      <text:p text:style-name="P22"/>
      <text:p text:style-name="P16">Se atingir aprovação do projeto deverá assinada pelos interessadas no projeto.</text:p>
      <text:p text:style-name="P15">Assinaturas:</text:p>
      <text:p text:style-name="P13"/>
      <text:list xml:id="list202706986470472" text:continue-list="list202705153672538" text:style-name="WW8Num14">
        <text:list-item>
          <text:h text:style-name="P56" text:outline-level="1"><text:bookmark-start text:name="__RefHeading___Toc397710488"/><text:span text:style-name="Ênfase_20_Sutil"><text:span text:style-name="T13">Planejamento</text:span></text:span><text:bookmark-end text:name="__RefHeading___Toc397710488"/></text:h>
          <text:list>
            <text:list-item>
              <text:p text:style-name="P37">Planejamento de gerenciamento de escopo</text:p>
            </text:list-item>
          </text:list>
        </text:list-item>
      </text:list>
      <text:p text:style-name="Standard">Será utilizada ferramentas para desenvolvimento de mapas mentais e gerenciar o escopo. Deverá ter reuniões com os stakeholders para uma melhor organização do escopo. Planejar como definir o escopo de acordo com as necessidades atuais, avaliar a EAP (subdivisão das principais entregas do projeto em componentes menores), verificar se o escopo está atendendo o que o cliente solicitou e por fim controlar o escopo para que não saia fora de suas delimitações.</text:p>
      <text:list xml:id="list202705015384133" text:continue-numbering="true" text:style-name="WW8Num14">
        <text:list-item>
          <text:list>
            <text:list-item>
              <text:p text:style-name="P37">Planejamento de gerenciamento de tempo</text:p>
            </text:list-item>
          </text:list>
        </text:list-item>
      </text:list>
      <text:p text:style-name="Standard">Será feita uma reunião geral com todos os stakeholders discutindo sobre tempo e as entregas do projeto evitando assim problemas de comunicação entre o grupo. </text:p>
      <text:list xml:id="list202705441044488" text:continue-numbering="true" text:style-name="WW8Num14">
        <text:list-item>
          <text:list>
            <text:list-item>
              <text:p text:style-name="P37">Planejamento de gerenciamento de Custos</text:p>
            </text:list-item>
          </text:list>
        </text:list-item>
      </text:list>
      <text:p text:style-name="P42">Será feito um levantamento do que será gasto com o desenvolvimento do aplicativo, e deverá ser analisado o tempo gasto para que não extrapole os gastos.</text:p>
      <text:list xml:id="list202705133256213" text:continue-numbering="true" text:style-name="WW8Num14">
        <text:list-item>
          <text:list>
            <text:list-item>
              <text:p text:style-name="P37">Planejamento de gerenciamento de Qualidade</text:p>
            </text:list-item>
          </text:list>
        </text:list-item>
      </text:list>
      <text:p text:style-name="Standard">Será feito um levantamento de requisitos que irão garantir a qualidade do sistema, de acordo com os requisitos e escopo. Será feito reuniões para verificação da qualidade.</text:p>
      <text:list xml:id="list202705915341325" text:continue-numbering="true" text:style-name="WW8Num14">
        <text:list-item>
          <text:list>
            <text:list-item>
              <text:p text:style-name="P37">Planejamento de gerenciamento de Recursos Humanos</text:p>
            </text:list-item>
          </text:list>
        </text:list-item>
      </text:list>
      <text:p text:style-name="Standard">Deverá ser levantado em reuniões questões que propiciarão o desempenho dos stakeholders, o melhor entendimento para que não aja coisas desnecessárias no projeto por falta de comunicação.</text:p>
      <text:list xml:id="list202705821789259" text:continue-numbering="true" text:style-name="WW8Num14">
        <text:list-item>
          <text:list>
            <text:list-item>
              <text:p text:style-name="P37">Planejamento de gerenciamento de Comunicações</text:p>
            </text:list-item>
          </text:list>
        </text:list-item>
      </text:list>
      <text:p text:style-name="Standard">Deverá ser feito reuniões, e as mesmas deverão ser documentadas e assinadas para que não aja problemas no projeto.</text:p>
      <text:list xml:id="list202705980951095" text:continue-numbering="true" text:style-name="WW8Num14">
        <text:list-item>
          <text:list>
            <text:list-item>
              <text:p text:style-name="P37">Planejamento de gerenciamento de Riscos</text:p>
            </text:list-item>
          </text:list>
        </text:list-item>
      </text:list>
      <text:p text:style-name="Standard">Deverá ser levantado os riscos que poderão ocorrer durante o projeto, e também deverá ser procurada maneiras de solucionar se caso ocorra os mesmos.</text:p>
      <text:list xml:id="list202705231620049" text:continue-numbering="true" text:style-name="WW8Num14">
        <text:list-item>
          <text:list>
            <text:list-item>
              <text:p text:style-name="P37">Planejamento de gerenciamento de Aquisições</text:p>
            </text:list-item>
          </text:list>
        </text:list-item>
      </text:list>
      <text:p text:style-name="Standard">Será elaborado documentos padrões para que seja documentado as aquisições no projeto, e também será analisado o qual importante será a mesma no projeto.</text:p>
      <text:list xml:id="list202705462732610" text:continue-numbering="true" text:style-name="WW8Num14">
        <text:list-item>
          <text:list>
            <text:list-item>
              <text:p text:style-name="P37">Planejamento de gerenciamento de Partes Interessadas</text:p>
            </text:list-item>
          </text:list>
        </text:list-item>
      </text:list>
      <text:p text:style-name="Standard">Deverá ser transparente o projeto para que todas as partes interessadas estejam interagindo com o projeto, para que não aja nenhum stakeholder por fora do que esteja acontecendo.</text:p>
      <text:h text:style-name="P53" text:outline-level="1"><text:span text:style-name="Ênfase_20_Sutil"><text:span text:style-name="T10"/></text:span></text:h>
      <text:h text:style-name="P49" text:outline-level="1"><text:soft-page-break/></text:h>
      <text:list xml:id="list202706028684963" text:continue-numbering="true" text:style-name="WW8Num14">
        <text:list-item>
          <text:h text:style-name="P59" text:outline-level="1"><text:bookmark-start text:name="__RefHeading___Toc397710491"/><text:span text:style-name="Ênfase_20_Sutil"><text:span text:style-name="T14">Requisito</text:span></text:span><text:span text:style-name="Ênfase_20_Sutil"><text:span text:style-name="T16">s do Projeto</text:span></text:span><text:bookmark-end text:name="__RefHeading___Toc397710491"/></text:h>
          <text:list>
            <text:list-item>
              <text:h text:style-name="P38" text:outline-level="1"><text:span text:style-name="Ênfase_20_Sutil"><text:span text:style-name="T15">Deverá ser concluído em dois bimestres.</text:span></text:span></text:h>
            </text:list-item>
            <text:list-item>
              <text:h text:style-name="P38" text:outline-level="1"><text:span text:style-name="Ênfase_20_Sutil"><text:span text:style-name="T15">O treinamento deverá ser feito para todos os desenvolvedores do sistema.</text:span></text:span></text:h>
            </text:list-item>
            <text:list-item>
              <text:h text:style-name="P38" text:outline-level="1"><text:span text:style-name="Ênfase_20_Sutil"><text:span text:style-name="T15">O valor total do projeto deve estar entre R$ 1,00 e R$ 500,00.</text:span></text:span></text:h>
            </text:list-item>
          </text:list>
        </text:list-item>
      </text:list>
      <text:h text:style-name="P50" text:outline-level="1"/>
      <text:list xml:id="list202705818269746" text:continue-numbering="true" text:style-name="WW8Num14">
        <text:list-item>
          <text:h text:style-name="P60" text:outline-level="1"><text:bookmark-start text:name="__RefHeading___Toc3977104911"/><text:span text:style-name="Ênfase_20_Sutil"><text:span text:style-name="T14">Requisitos </text:span></text:span><text:span text:style-name="Ênfase_20_Sutil"><text:span text:style-name="T16">d</text:span></text:span><text:span text:style-name="Ênfase_20_Sutil"><text:span text:style-name="T17">o</text:span></text:span><text:span text:style-name="Ênfase_20_Sutil"><text:span text:style-name="T16"> Sistema</text:span></text:span><text:bookmark-end text:name="__RefHeading___Toc3977104911"/></text:h>
          <text:list>
            <text:list-item>
              <text:h text:style-name="P40" text:outline-level="1"><text:span text:style-name="Ênfase_20_Sutil"><text:span text:style-name="T18">Deverá ser desenvolvido do PHP, HTML, CSS e JS.</text:span></text:span></text:h>
            </text:list-item>
            <text:list-item>
              <text:h text:style-name="P41" text:outline-level="1"><text:span text:style-name="Ênfase_20_Sutil"><text:span text:style-name="T19">Deverá controlar contas a pagar e receber</text:span></text:span></text:h>
            </text:list-item>
          </text:list>
        </text:list-item>
      </text:list>
      <text:list xml:id="list5234099731340443370" text:style-name="L7">
        <text:list-item>
          <text:list>
            <text:list-item>
              <text:list>
                <text:list-item>
                  <text:list>
                    <text:list-header>
                      <text:h text:style-name="P46" text:outline-level="1"><text:span text:style-name="Ênfase_20_Sutil"><text:span text:style-name="T16"/></text:span></text:h>
                    </text:list-header>
                  </text:list>
                </text:list-item>
              </text:list>
            </text:list-item>
          </text:list>
        </text:list-item>
      </text:list>
      <text:h text:style-name="P45" text:outline-level="1"><text:span text:style-name="Ênfase_20_Sutil"><text:span text:style-name="T11"/></text:span></text:h>
      <text:p text:style-name="Standard"/>
      <text:list xml:id="list202705491621111" text:continue-list="list202705818269746" text:style-name="WW8Num14">
        <text:list-item>
          <text:h text:style-name="P57" text:outline-level="1"><text:bookmark-start text:name="__RefHeading___Toc397710492"/><text:span text:style-name="Ênfase_20_Sutil"><text:span text:style-name="T9">Escopo </text:span></text:span><text:bookmark-end text:name="__RefHeading___Toc397710492"/></text:h>
        </text:list-item>
      </text:list>
      <text:p text:style-name="P14"><text:tab/>Definir o escopo do projeto,</text:p>
      <text:h text:style-name="P49" text:outline-level="1"/>
      <text:list xml:id="list202707067540881" text:continue-numbering="true" text:style-name="WW8Num14">
        <text:list-item>
          <text:h text:style-name="P57" text:outline-level="1"><text:bookmark-start text:name="__RefHeading___Toc397710493"/><text:span text:style-name="Ênfase_20_Sutil"><text:span text:style-name="T9">Cronograma</text:span></text:span><text:bookmark-end text:name="__RefHeading___Toc397710493"/></text:h>
        </text:list-item>
      </text:list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h text:style-name="P49" text:outline-level="1"><text:bookmark-start text:name="__RefHeading___Toc397710494"/>Atividades<text:bookmark-end text:name="__RefHeading___Toc397710494"/></text:h>
          </table:table-cell>
          <table:table-cell table:style-name="Tabela1.A1" office:value-type="string">
            <text:h text:style-name="P49" text:outline-level="1"><text:bookmark-start text:name="__RefHeading___Toc397710495"/>15/09<text:bookmark-end text:name="__RefHeading___Toc397710495"/></text:h>
          </table:table-cell>
          <table:table-cell table:style-name="Tabela1.A1" office:value-type="string">
            <text:h text:style-name="P49" text:outline-level="1"><text:bookmark-start text:name="__RefHeading___Toc397710496"/>20/09<text:bookmark-end text:name="__RefHeading___Toc397710496"/></text:h>
          </table:table-cell>
          <table:table-cell table:style-name="Tabela1.D1" office:value-type="string">
            <text:h text:style-name="P49" text:outline-level="1"><text:bookmark-start text:name="__RefHeading___Toc397710497"/>Etc..<text:bookmark-end text:name="__RefHeading___Toc397710497"/></text:h>
          </table:table-cell>
        </table:table-row>
        <table:table-row table:style-name="Tabela1.1">
          <table:table-cell table:style-name="Tabela1.A1" office:value-type="string">
            <text:h text:style-name="P51" text:outline-level="1"/>
          </table:table-cell>
          <table:table-cell table:style-name="Tabela1.A1" office:value-type="string">
            <text:h text:style-name="P51" text:outline-level="1"/>
          </table:table-cell>
          <table:table-cell table:style-name="Tabela1.A1" office:value-type="string">
            <text:h text:style-name="P51" text:outline-level="1"/>
          </table:table-cell>
          <table:table-cell table:style-name="Tabela1.D1" office:value-type="string">
            <text:h text:style-name="P51" text:outline-level="1"/>
          </table:table-cell>
        </table:table-row>
        <table:table-row table:style-name="Tabela1.1">
          <table:table-cell table:style-name="Tabela1.A1" office:value-type="string">
            <text:h text:style-name="P51" text:outline-level="1"/>
          </table:table-cell>
          <table:table-cell table:style-name="Tabela1.A1" office:value-type="string">
            <text:h text:style-name="P51" text:outline-level="1"/>
          </table:table-cell>
          <table:table-cell table:style-name="Tabela1.A1" office:value-type="string">
            <text:h text:style-name="P51" text:outline-level="1"/>
          </table:table-cell>
          <table:table-cell table:style-name="Tabela1.D1" office:value-type="string">
            <text:h text:style-name="P51" text:outline-level="1"/>
          </table:table-cell>
        </table:table-row>
        <table:table-row table:style-name="Tabela1.1">
          <table:table-cell table:style-name="Tabela1.A1" office:value-type="string">
            <text:h text:style-name="P51" text:outline-level="1"/>
          </table:table-cell>
          <table:table-cell table:style-name="Tabela1.A1" office:value-type="string">
            <text:h text:style-name="P51" text:outline-level="1"/>
          </table:table-cell>
          <table:table-cell table:style-name="Tabela1.A1" office:value-type="string">
            <text:h text:style-name="P51" text:outline-level="1"/>
          </table:table-cell>
          <table:table-cell table:style-name="Tabela1.D1" office:value-type="string">
            <text:h text:style-name="P51" text:outline-level="1"/>
          </table:table-cell>
        </table:table-row>
        <table:table-row table:style-name="Tabela1.1">
          <table:table-cell table:style-name="Tabela1.A1" office:value-type="string">
            <text:h text:style-name="P51" text:outline-level="1"/>
          </table:table-cell>
          <table:table-cell table:style-name="Tabela1.A1" office:value-type="string">
            <text:h text:style-name="P51" text:outline-level="1"/>
          </table:table-cell>
          <table:table-cell table:style-name="Tabela1.A1" office:value-type="string">
            <text:h text:style-name="P51" text:outline-level="1"/>
          </table:table-cell>
          <table:table-cell table:style-name="Tabela1.D1" office:value-type="string">
            <text:h text:style-name="P51" text:outline-level="1"/>
          </table:table-cell>
        </table:table-row>
      </table:table>
      <text:h text:style-name="P49" text:outline-level="1"/>
      <text:h text:style-name="P49" text:outline-level="1"/>
      <text:list xml:id="list202705307691207" text:continue-numbering="true" text:style-name="WW8Num14">
        <text:list-item>
          <text:h text:style-name="P57" text:outline-level="1"><text:bookmark-start text:name="__RefHeading___Toc397710498"/><text:span text:style-name="Ênfase_20_Sutil"><text:span text:style-name="T9">Riscos</text:span></text:span><text:bookmark-end text:name="__RefHeading___Toc397710498"/></text:h>
          <text:list>
            <text:list-item>
              <text:h text:style-name="P54" text:outline-level="2"><text:bookmark-start text:name="__RefHeading___Toc397710499"/>Categorias do Risco<text:bookmark-end text:name="__RefHeading___Toc397710499"/></text:h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ext:soft-page-break/>
        <table:table-row table:style-name="Tabela2.1">
          <table:table-cell table:style-name="Tabela2.A1" office:value-type="string">
            <text:p text:style-name="P23">Cod.</text:p>
          </table:table-cell>
          <table:table-cell table:style-name="Tabela2.A1" office:value-type="string">
            <text:p text:style-name="P25">Risco </text:p>
          </table:table-cell>
          <table:table-cell table:style-name="Tabela2.C1" office:value-type="string">
            <text:p text:style-name="P25">detalhes</text:p>
          </table:table-cell>
        </table:table-row>
        <table:table-row table:style-name="Tabela2.1">
          <table:table-cell table:style-name="Tabela2.A2" office:value-type="string">
            <text:p text:style-name="P24"/>
          </table:table-cell>
          <table:table-cell table:style-name="Tabela2.B2" office:value-type="string">
            <text:p text:style-name="P26"/>
          </table:table-cell>
          <table:table-cell table:style-name="Tabela2.C2" office:value-type="string">
            <text:p text:style-name="P26"/>
          </table:table-cell>
        </table:table-row>
        <table:table-row table:style-name="Tabela2.1">
          <table:table-cell table:style-name="Tabela2.A3" office:value-type="string">
            <text:p text:style-name="P27"/>
          </table:table-cell>
          <table:table-cell table:style-name="Tabela2.B3" office:value-type="string">
            <text:p text:style-name="P26"/>
          </table:table-cell>
          <table:table-cell table:style-name="Tabela2.C3" office:value-type="string">
            <text:p text:style-name="P26"/>
          </table:table-cell>
        </table:table-row>
        <table:table-row table:style-name="Tabela2.1">
          <table:table-cell table:style-name="Tabela2.A4" office:value-type="string">
            <text:p text:style-name="P27"/>
          </table:table-cell>
          <table:table-cell table:style-name="Tabela2.B4" office:value-type="string">
            <text:p text:style-name="P26"/>
          </table:table-cell>
          <table:table-cell table:style-name="Tabela2.C4" office:value-type="string">
            <text:p text:style-name="P26"/>
          </table:table-cell>
        </table:table-row>
        <table:table-row table:style-name="Tabela2.1">
          <table:table-cell table:style-name="Tabela2.A5" office:value-type="string">
            <text:p text:style-name="P27"/>
          </table:table-cell>
          <table:table-cell table:style-name="Tabela2.B5" office:value-type="string">
            <text:p text:style-name="P26"/>
          </table:table-cell>
          <table:table-cell table:style-name="Tabela2.C5" office:value-type="string">
            <text:p text:style-name="P26"/>
          </table:table-cell>
        </table:table-row>
        <table:table-row table:style-name="Tabela2.1">
          <table:table-cell table:style-name="Tabela2.A6" office:value-type="string">
            <text:p text:style-name="P27"/>
          </table:table-cell>
          <table:table-cell table:style-name="Tabela2.B6" office:value-type="string">
            <text:p text:style-name="P26"/>
          </table:table-cell>
          <table:table-cell table:style-name="Tabela2.C6" office:value-type="string">
            <text:p text:style-name="P26"/>
          </table:table-cell>
        </table:table-row>
        <table:table-row table:style-name="Tabela2.1">
          <table:table-cell table:style-name="Tabela2.A7" office:value-type="string">
            <text:p text:style-name="P27"/>
          </table:table-cell>
          <table:table-cell table:style-name="Tabela2.B7" office:value-type="string">
            <text:p text:style-name="P26"/>
          </table:table-cell>
          <table:table-cell table:style-name="Tabela2.C7" office:value-type="string">
            <text:p text:style-name="P26"/>
          </table:table-cell>
        </table:table-row>
        <table:table-row table:style-name="Tabela2.1">
          <table:table-cell table:style-name="Tabela2.A8" office:value-type="string">
            <text:p text:style-name="P27"/>
          </table:table-cell>
          <table:table-cell table:style-name="Tabela2.B8" office:value-type="string">
            <text:p text:style-name="P26"/>
          </table:table-cell>
          <table:table-cell table:style-name="Tabela2.C8" office:value-type="string">
            <text:p text:style-name="P26"/>
          </table:table-cell>
        </table:table-row>
        <table:table-row table:style-name="Tabela2.1">
          <table:table-cell table:style-name="Tabela2.A9" office:value-type="string">
            <text:p text:style-name="P27"/>
          </table:table-cell>
          <table:table-cell table:style-name="Tabela2.B9" office:value-type="string">
            <text:p text:style-name="P26"/>
          </table:table-cell>
          <table:table-cell table:style-name="Tabela2.C9" office:value-type="string">
            <text:p text:style-name="P26"/>
          </table:table-cell>
        </table:table-row>
        <table:table-row table:style-name="Tabela2.1">
          <table:table-cell table:style-name="Tabela2.A10" office:value-type="string">
            <text:p text:style-name="P27"/>
          </table:table-cell>
          <table:table-cell table:style-name="Tabela2.B10" office:value-type="string">
            <text:p text:style-name="P26"/>
          </table:table-cell>
          <table:table-cell table:style-name="Tabela2.C10" office:value-type="string">
            <text:p text:style-name="P26"/>
          </table:table-cell>
        </table:table-row>
        <table:table-row table:style-name="Tabela2.1">
          <table:table-cell table:style-name="Tabela2.A11" office:value-type="string">
            <text:p text:style-name="P27"/>
          </table:table-cell>
          <table:table-cell table:style-name="Tabela2.B11" office:value-type="string">
            <text:p text:style-name="P26"/>
          </table:table-cell>
          <table:table-cell table:style-name="Tabela2.C11" office:value-type="string">
            <text:p text:style-name="P26"/>
          </table:table-cell>
        </table:table-row>
      </table:table>
      <text:h text:style-name="P49" text:outline-level="1"/>
      <text:h text:style-name="P5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next-style-name="Standard" style:class="text">
      <style:text-properties fo:color="#0000ff" fo:font-style="italic" style:font-style-asian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loext:contextual-spacing="false" fo:padding-left="0.141cm" fo:padding-right="0.141cm" fo:padding-top="0.035cm" fo:padding-bottom="0.035cm" fo:border="0.51pt solid #000000" style:shadow="#000000 0.028cm 0.028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028cm 0.028cm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umerada" style:family="paragraph" style:parent-style-name="Standard" style:list-style-name="WW8Num1"/>
    <style:style style:name="Com_20_marcadores" style:display-name="Com marcadores" style:family="paragraph" style:parent-style-name="Standard" style:list-style-name="WW8Num2">
      <style:text-properties style:font-weight-complex="bold"/>
    </style:style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pt" fo:country="BR" fo:font-weight="bold" style:font-size-asian="10pt" style:language-asian="pt" style:country-asian="BR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.078cm" style:auto-text-indent="false">
        <style:tab-stops>
          <style:tab-stop style:position="1.693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5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.117cm"/>
          <style:tab-stop style:position="15.981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 style:default-outline-level="6" style:list-style-name="">
      <style:paragraph-properties fo:margin-top="0.212cm" fo:margin-bottom="0.106cm" loext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rpo_20_de_20_texto_20_3" style:display-name="Corpo de texto 3" style:family="paragraph" style:parent-style-name="Standard">
      <style:text-properties fo:color="#0000ff"/>
    </style:style>
    <style:style style:name="TituloApresentacao" style:family="paragraph" style:parent-style-name="Standard">
      <style:paragraph-properties fo:margin-top="0.212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Titulo1" style:family="paragraph" style:parent-style-name="Heading">
      <style:paragraph-properties fo:text-align="end" style:justify-single-word="false"/>
    </style:style>
    <style:style style:name="Subtitle" style:family="paragraph" style:parent-style-name="Standard" style:next-style-name="Text_20_body" style:default-outline-level="2" style:list-style-name="" style:class="chapter">
      <style:paragraph-properties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uloApendice" style:family="paragraph" style:parent-style-name="Heading_20_1" style:next-style-name="Standard" style:default-outline-level="" style:list-style-name="WW8Num22"/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/>
    </style:style>
    <style:style style:name="tituloApendice_20_2" style:display-name="tituloApendice 2" style:family="paragraph" style:parent-style-name="Heading_20_2" style:next-style-name="Standard" style:default-outline-level="" style:list-style-name="WW8Num17">
      <style:text-properties fo:font-size="12pt" style:font-size-asian="12pt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instrucao_20_de_20_preenchimento" style:display-name="instrucao de preenchimento" style:family="paragraph" style:parent-style-name="Standard" style:next-style-name="Standard">
      <style:text-properties fo:color="#0000ff" fo:font-style="italic" style:font-style-asian="italic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text-indent="0cm" style:auto-text-indent="fals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6.01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 style:font-name-complex="Arial Black" style:font-family-complex="'Arial Black'" style:font-family-generic-complex="swiss" style:font-pitch-complex="variable"/>
    </style:style>
    <style:style style:name="Padrão" style:family="paragraph">
      <style:paragraph-properties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Normal_20__2b__20_First_20_line_3a__20__20_1" style:display-name="Normal + First line:  1" style:family="paragraph" style:parent-style-name="Heading_20_3" style:default-outline-level="" style:list-style-name="">
      <style:paragraph-properties fo:margin-left="1.25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Normal_20__2b__20_Left" style:display-name="Normal + Left" style:family="paragraph" style:parent-style-name="Normal_20__2b__20_First_20_line_3a__20__20_1">
      <style:paragraph-properties fo:margin-left="1.27cm" fo:margin-right="0cm" fo:text-indent="1.27cm" style:auto-text-indent="false"/>
      <style:text-properties fo:font-weight="normal" style:font-weight-asian="normal"/>
    </style:style>
    <style:style style:name="Título_20_4_20_-_20_Karine" style:display-name="Título 4 - Karine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2pt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762cm" style:auto-text-indent="false"/>
    </style:style>
    <style:style style:name="WW-Com_20_marcadores" style:display-name="WW-Com marcadores" style:family="paragraph" style:parent-style-name="Standard" style:list-style-name="WW8Num1">
      <style:paragraph-properties fo:margin-left="0cm" fo:margin-right="0cm" fo:hyphenation-ladder-count="no-limit" fo:text-indent="0cm" style:auto-text-indent="false"/>
      <style:text-properties fo:hyphenate="false" fo:hyphenation-remain-char-count="2" fo:hyphenation-push-char-count="2"/>
    </style:style>
    <style:style style:name="Tit_5f_2" style:display-name="Tit_2" style:family="paragraph" style:parent-style-name="Heading_20_2" style:default-outline-level="" style:list-style-name="">
      <style:paragraph-properties fo:margin-left="0cm" fo:margin-right="0cm" fo:text-align="start" style:justify-single-word="false" fo:text-indent="0cm" style:auto-text-indent="false"/>
      <style:text-properties fo:font-size="12pt" style:font-size-asian="12pt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b__20_10_20_pt" style:display-name="Normal + 10 pt" style:family="paragraph" style:parent-style-name="Standard" style:list-style-name="WW8Num7">
      <style:paragraph-properties fo:margin-top="0cm" fo:margin-bottom="0cm" loext:contextual-spacing="false"/>
      <style:text-properties style:font-name-complex="Arial" style:font-family-complex="Arial" style:font-family-generic-complex="swiss" style:font-pitch-complex="variable" style:font-size-complex="12pt"/>
    </style:style>
    <style:style style:name="Decimal_20_Aligned" style:display-name="Decimal Aligned" style:family="paragraph" style:parent-style-name="Standard">
      <style:paragraph-properties fo:margin-top="0cm" fo:margin-bottom="0.353cm" loext:contextual-spacing="false" fo:line-height="115%" fo:text-align="start" style:justify-single-word="false">
        <style:tab-stops>
          <style:tab-stop style:position="0.635cm" style:type="char" style:char=","/>
        </style:tab-stops>
      </style:paragraph-properties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Footnote" style:family="paragraph" style:parent-style-name="Standard" style:class="extra">
      <style:paragraph-properties fo:margin-top="0cm" fo:margin-bottom="0cm" loext:contextual-spacing="false" fo:text-align="start" style:justify-single-word="false"/>
      <style:text-properties style:font-name="Calibri" fo:font-family="Calibri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keep-together="always" fo:text-indent="0cm" style:auto-text-indent="false" fo:padding="0cm" fo:border="none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Citação_20_Intensa" style:display-name="Citação Intensa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fo:font-size="9pt" style:font-size-asian="9pt" style:font-name-complex="StarSymbol1" style:font-family-complex="StarSymbol, 'Arial Unicode MS'" style:font-charset-complex="x-symbol" style:font-size-complex="9pt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fo:font-size="12pt" fo:font-weight="bold" style:font-size-asian="12pt" style:font-weight-asian="bold" style:font-size-complex="12pt"/>
    </style:style>
    <style:style style:name="WW8Num14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17z2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27z1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WW8Num40z1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4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Help_20_Text" style:display-name="Help Text" style:family="text">
      <style:text-properties fo:color="#ff0000" fo:font-style="italic" style:font-style-asian="italic" text:display="none"/>
    </style:style>
    <style:style style:name="_20_Char_20_Char" style:display-name=" Char Char" style:family="text">
      <style:text-properties style:font-name="Arial" fo:font-family="Arial" style:font-family-generic="swiss" style:font-pitch="variable" fo:font-size="13pt" fo:language="pt" fo:country="BR" fo:font-weight="bold" style:font-size-asian="13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Máquina_20_de_20_escrever_20_HTML" style:display-name="Máquina de escrever HTML" style:family="text">
      <style:text-properties style:font-name="Arial Unicode MS" fo:font-family="'Arial Unicode MS'" style:font-family-generic="swiss" style:font-pitch="variable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Ênfase_20_Sutil" style:display-name="Ênfase Sutil" style:family="text">
      <style:text-properties fo:color="#808080" fo:language="pt" fo:country="BR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ize-complex="11pt" style:font-style-complex="italic" style:font-weight-complex="normal"/>
    </style:style>
    <style:style style:name="Citação_20_Intensa_20_Char" style:display-name="Citação Intensa Char" style:family="text">
      <style:text-properties fo:color="#4f81bd" fo:font-size="12pt" fo:font-style="italic" fo:font-weight="bold" style:font-size-asian="12pt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4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44z0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44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text:style-name="WW8Num44z0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44z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44z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44z0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44z0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44z0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bullet text:level="2" text:style-name="WW8Num4z0" style:num-suffix="." text:bullet-char="·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  <style:text-properties style:font-name="Symbol"/>
      </text:list-level-style-bullet>
      <text:list-level-style-bullet text:level="3" text:style-name="WW8Num4z0" style:num-suffix="." text:bullet-char="·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ymbol"/>
      </text:list-level-style-bullet>
      <text:list-level-style-bullet text:level="4" text:style-name="WW8Num4z0" style:num-suffix="." text:bullet-char="·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Symbol"/>
      </text:list-level-style-bullet>
      <text:list-level-style-bullet text:level="5" text:style-name="WW8Num4z0" style:num-suffix="." text:bullet-char="·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ymbol"/>
      </text:list-level-style-bullet>
      <text:list-level-style-bullet text:level="6" text:style-name="WW8Num4z0" style:num-suffix="." text:bullet-char="·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ymbol"/>
      </text:list-level-style-bullet>
      <text:list-level-style-bullet text:level="7" text:style-name="WW8Num4z0" style:num-suffix="." text:bullet-char="·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ymbol"/>
      </text:list-level-style-bullet>
      <text:list-level-style-bullet text:level="8" text:style-name="WW8Num4z0" style:num-suffix="." text:bullet-char="·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ymbol"/>
      </text:list-level-style-bullet>
      <text:list-level-style-bullet text:level="9" text:style-name="WW8Num4z0" style:num-suffix="." text:bullet-char="·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0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0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0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0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0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0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0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8Num14z2" style:num-suffix=".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4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4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4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5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17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text:style-name="WW8Num17z2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text:style-name="WW8Num17z2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text:style-name="WW8Num17z2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text:style-name="WW8Num17z2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text:style-name="WW8Num17z2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text:style-name="WW8Num17z2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18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3" text:style-name="WW8Num18z2" style:num-suffix=")" style:num-format="i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4" text:style-name="WW8Num18z3" style:num-prefix="(" style:num-suffix=")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5" text:style-name="WW8Num18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6" text:style-name="WW8Num18z5" style:num-prefix="(" style:num-suffix=")" style:num-format="i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9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8Num19z2" style:num-suffix=".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number text:level="4" text:style-name="WW8Num19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9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9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9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9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9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prefix="7." style:num-format="1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5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bullet text:level="3" text:style-name="WW8Num25z2" style:num-suffix="." text:bullet-char="">
        <style:list-level-properties text:list-level-position-and-space-mode="label-alignment">
          <style:list-level-label-alignment text:label-followed-by="listtab" fo:text-indent="-0.889cm" fo:margin-left="2.159cm"/>
        </style:list-level-properties>
        <style:text-properties style:font-name="Symbol"/>
      </text:list-level-style-bullet>
      <text:list-level-style-number text:level="4" text:style-name="WW8Num25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25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25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25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25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25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text:style-name="WW8Num27z1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text:style-name="WW8Num27z1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683cm"/>
        </style:list-level-properties>
      </text:list-level-style-number>
      <text:list-level-style-number text:level="5" text:style-name="WW8Num27z1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text:style-name="WW8Num27z1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5.461cm"/>
        </style:list-level-properties>
      </text:list-level-style-number>
      <text:list-level-style-number text:level="7" text:style-name="WW8Num27z1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text:style-name="WW8Num27z1" style:num-suffix=".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7.239cm"/>
        </style:list-level-properties>
      </text:list-level-style-number>
      <text:list-level-style-number text:level="9" text:style-name="WW8Num27z1" style:num-suffix="." style:num-format="1" text:display-levels="9">
        <style:list-level-properties text:list-level-position-and-space-mode="label-alignment">
          <style:list-level-label-alignment text:label-followed-by="listtab" text:list-tab-stop-position="9.525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8z3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28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8z5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28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8z7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28z8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3" text:style-name="WW8Num3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text:style-name="WW8Num3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text:style-name="WW8Num3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text:style-name="WW8Num3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text:style-name="WW8Num3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text:style-name="WW8Num3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text:style-name="WW8Num3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2z0" style:num-prefix="4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2z0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2z0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2z0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2z0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2z0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2z0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2z0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3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3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3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3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3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3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3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3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)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WW8Num3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text:style-name="WW8Num37z2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3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37z5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3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37z8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8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38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38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38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38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38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38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38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0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40z1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40z1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40z1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0z1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40z1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0z1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40z1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4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4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4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4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4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4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4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4z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4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text:style-name="WW8Num44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4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4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4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4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4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7.399cm" fo:margin-left="-0.199cm" table:align="left" style:writing-mode="lr-tb"/>
    </style:style>
    <style:style style:name="Tabela3.A" style:family="table-column">
      <style:table-column-properties style:column-width="5.179cm"/>
    </style:style>
    <style:style style:name="Tabela3.B" style:family="table-column">
      <style:table-column-properties style:column-width="3.261cm"/>
    </style:style>
    <style:style style:name="Tabela3.C" style:family="table-column">
      <style:table-column-properties style:column-width="2.833cm"/>
    </style:style>
    <style:style style:name="Tabela3.D" style:family="table-column">
      <style:table-column-properties style:column-width="3.126cm"/>
    </style:style>
    <style:style style:name="Tabela3.E" style:family="table-column">
      <style:table-column-properties style:column-width="3cm"/>
    </style:style>
    <style:style style:name="Tabela3.1" style:family="table-row">
      <style:table-row-properties style:min-row-height="0.041cm" fo:keep-together="always"/>
    </style:style>
    <style:style style:name="Tabela3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B1" style:family="table-cell">
      <style:table-cell-properties style:vertical-align="top" fo:background-color="#24406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B2" style:family="table-cell">
      <style:table-cell-properties style:vertical-align="top" fo:background-color="#244061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3" style:family="table-row">
      <style:table-row-properties style:min-row-height="0.46cm" fo:keep-together="always"/>
    </style:style>
    <style:style style:name="Tabela3.C3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5" style:family="table-row">
      <style:table-row-properties fo:keep-together="auto"/>
    </style:style>
    <style:style style:name="Tabela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6" style:family="table-row">
      <style:table-row-properties fo:keep-together="auto"/>
    </style:style>
    <style:style style:name="Tabela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MP1" style:family="paragraph" style:parent-style-name="Header">
      <style:paragraph-properties fo:margin-left="0cm" fo:margin-right="0.058cm" fo:text-align="center" style:justify-single-word="false" fo:text-indent="0cm" style:auto-text-indent="false">
        <style:tab-stops>
          <style:tab-stop style:position="3.81cm"/>
          <style:tab-stop style:position="7.325cm" style:type="center"/>
          <style:tab-stop style:position="14.651cm" style:type="right"/>
        </style:tab-stops>
      </style:paragraph-properties>
      <style:text-properties fo:color="#666666" style:font-name="Calibri" fo:font-size="8pt" fo:font-weight="bold" officeooo:rsid="000c9199" officeooo:paragraph-rsid="000c9199" style:font-size-asian="8pt" style:font-weight-asian="bold" style:font-name-complex="Arial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14pt" fo:font-weight="bold" style:font-size-asian="14pt" style:font-weight-asian="bold" style:font-name-complex="Calibri" style:font-size-complex="14pt"/>
    </style:style>
    <style:style style:name="MP3" style:family="paragraph" style:parent-style-name="Header">
      <style:paragraph-properties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size="8pt" fo:font-weight="bold" style:font-size-asian="8pt" style:font-weight-asian="bold" style:font-name-complex="Calibri" style:font-size-complex="8pt"/>
    </style:style>
    <style:style style:name="MP4" style:family="paragraph" style:parent-style-name="Header">
      <style:paragraph-properties style:snap-to-layout-grid="false">
        <style:tab-stops>
          <style:tab-stop style:position="2.805cm"/>
          <style:tab-stop style:position="3.637cm" style:type="center"/>
          <style:tab-stop style:position="7.325cm" style:type="center"/>
          <style:tab-stop style:position="14.651cm" style:type="right"/>
        </style:tab-stops>
      </style:paragraph-properties>
      <style:text-properties style:font-name="Calibri" fo:font-weight="bold" style:font-weight-asian="bold" style:font-name-complex="Calibri"/>
    </style:style>
    <style:style style:name="MP5" style:family="paragraph" style:parent-style-name="Header">
      <style:text-properties style:font-name="Calibri" fo:font-size="8pt" fo:font-weight="bold" style:font-size-asian="8pt" style:font-weight-asian="bold" style:font-name-complex="Calibri" style:font-size-complex="8pt"/>
    </style:style>
    <style:style style:name="MP6" style:family="paragraph" style:parent-style-name="Header">
      <style:text-properties style:font-name="Calibri" style:font-name-complex="Calibri"/>
    </style:style>
    <style:style style:name="MP7" style:family="paragraph" style:parent-style-name="Header">
      <style:text-properties style:font-name="Calibri" fo:font-size="8pt" fo:font-weight="bold" style:font-size-asian="8pt" style:font-weight-asian="bold" style:font-name-complex="Arial" style:font-size-complex="8pt"/>
    </style:style>
    <style:style style:name="MP8" style:family="paragraph" style:parent-style-name="Header">
      <style:paragraph-properties style:snap-to-layout-grid="false"/>
      <style:text-properties style:font-name="Calibri" fo:font-weight="bold" officeooo:paragraph-rsid="002b5a18" style:font-weight-asian="bold" style:font-name-complex="Arial"/>
    </style:style>
    <style:style style:name="MP9" style:family="paragraph" style:parent-style-name="Header">
      <style:text-properties style:font-name="Calibri" fo:font-weight="bold" style:font-weight-asian="bold" style:font-name-complex="Arial"/>
    </style:style>
    <style:style style:name="MP10" style:family="paragraph" style:parent-style-name="Header">
      <style:paragraph-properties style:snap-to-layout-grid="false"/>
      <style:text-properties style:font-name="Calibri" fo:font-weight="bold" officeooo:paragraph-rsid="000c9199" style:font-weight-asian="bold" style:font-name-complex="Arial"/>
    </style:style>
    <style:style style:name="MP11" style:family="paragraph" style:parent-style-name="Header">
      <style:paragraph-properties fo:margin-top="0.106cm" fo:margin-bottom="0cm" loext:contextual-spacing="false"/>
    </style:style>
    <style:style style:name="MT1" style:family="text">
      <style:text-properties style:font-name="Calibri" style:font-name-complex="Calibri"/>
    </style:style>
    <style:style style:name="MT2" style:family="text">
      <style:text-properties style:font-name="Calibri" officeooo:rsid="0029b14f" style:font-name-complex="Calibri"/>
    </style:style>
    <style:style style:name="MT3" style:family="text">
      <style:text-properties style:font-name="Calibri" fo:font-size="8pt" fo:font-weight="bold" style:font-size-asian="8pt" style:font-weight-asian="bold" style:font-name-complex="Calibri" style:font-size-complex="8pt"/>
    </style:style>
    <style:style style:name="MT4" style:family="text">
      <style:text-properties style:font-name="Calibri" fo:font-weight="bold" style:font-weight-asian="bold" style:font-name-complex="Arial"/>
    </style:style>
    <style:style style:name="MT5" style:family="text">
      <style:text-properties style:font-name="Calibri" fo:font-weight="bold" officeooo:rsid="000c9199" style:font-weight-asian="bold" style:font-name-complex="Arial"/>
    </style:style>
    <style:style style:name="MT6" style:family="text">
      <style:text-properties officeooo:rsid="002b5a18" style:font-name-complex="Calibri"/>
    </style:style>
    <style:style style:name="MT7" style:family="text">
      <style:text-properties officeooo:rsid="000c9199" style:font-name-complex="Calibri"/>
    </style:style>
    <style:style style:name="MT8" style:family="text">
      <style:text-properties style:font-name="Calibri" style:font-name-complex="Arial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91cm" fo:margin-left="0cm" fo:margin-right="0cm" fo:margin-bottom="0.792cm" style:shadow="none" fo:background-color="transparent" style:dynamic-spacing="true" draw:fill="none" draw:fill-color="#ffffff" draw:opacity="100%"/>
      </style:header-style>
      <style:footer-style/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row table:style-name="Tabela3.1">
            <table:table-cell table:style-name="Tabela3.A1" table:number-rows-spanned="4" office:value-type="string">
              <text:p text:style-name="MP1">*</text:p>
            </table:table-cell>
            <table:table-cell table:style-name="Tabela3.B1" table:number-columns-spanned="4" office:value-type="string">
              <text:p text:style-name="MP2">Projeto</text:p>
            </table:table-cell>
            <table:covered-table-cell/>
            <table:covered-table-cell/>
            <table:covered-table-cell/>
          </table:table-row>
          <table:table-row table:style-name="Tabela3.1">
            <table:covered-table-cell/>
            <table:table-cell table:style-name="Tabela3.B2" office:value-type="string">
              <text:p text:style-name="MP3">Projeto:</text:p>
            </table:table-cell>
            <table:table-cell table:style-name="Tabela3.C2" table:number-columns-spanned="3" office:value-type="string">
              <text:p text:style-name="MP4"/>
            </table:table-cell>
            <table:covered-table-cell/>
            <table:covered-table-cell/>
          </table:table-row>
          <table:table-row table:style-name="Tabela3.3">
            <table:covered-table-cell/>
            <table:table-cell table:style-name="Tabela3.B2" office:value-type="string">
              <text:p text:style-name="MP5">Versão Modelo:</text:p>
            </table:table-cell>
            <table:table-cell table:style-name="Tabela3.C3" office:value-type="string">
              <text:p text:style-name="MP6">1.0</text:p>
            </table:table-cell>
            <table:table-cell table:style-name="Tabela3.B2" office:value-type="string">
              <text:p text:style-name="MP5">Folha:</text:p>
            </table:table-cell>
            <table:table-cell table:style-name="Tabela3.C2" office:value-type="string">
              <text:p text:style-name="Header"><text:span text:style-name="Page_20_Number"><text:span text:style-name="MT1"><text:page-number text:select-page="current">7</text:page-number></text:span></text:span><text:span text:style-name="MT1">/</text:span><text:span text:style-name="Page_20_Number"><text:span text:style-name="MT1"><text:page-count style:num-format="1">7</text:page-count></text:span></text:span></text:p>
            </table:table-cell>
          </table:table-row>
          <table:table-row table:style-name="Tabela3.1">
            <table:covered-table-cell/>
            <table:table-cell table:style-name="Tabela3.B2" office:value-type="string">
              <text:p text:style-name="MP7">Data Criação:</text:p>
            </table:table-cell>
            <table:table-cell table:style-name="Tabela3.C4" office:value-type="string">
              <text:p text:style-name="Header"><text:span text:style-name="Page_20_Number"><text:span text:style-name="MT2">02/04</text:span></text:span><text:span text:style-name="Page_20_Number"><text:span text:style-name="MT1">/201</text:span></text:span><text:span text:style-name="Page_20_Number"><text:span text:style-name="MT2">6</text:span></text:span></text:p>
            </table:table-cell>
            <table:table-cell table:style-name="Tabela3.B2" office:value-type="string">
              <text:p text:style-name="Header"><text:span text:style-name="Page_20_Number"><text:span text:style-name="MT3">Ult. Alteração:</text:span></text:span></text:p>
            </table:table-cell>
            <table:table-cell table:style-name="Tabela3.E4" office:value-type="string">
              <text:p text:style-name="Header"><text:span text:style-name="Page_20_Number"><text:span text:style-name="MT2">03/04/</text:span></text:span><text:span text:style-name="Page_20_Number"><text:span text:style-name="MT1">201</text:span></text:span><text:span text:style-name="Page_20_Number"><text:span text:style-name="MT2">6</text:span></text:span></text:p>
            </table:table-cell>
          </table:table-row>
          <table:table-row table:style-name="Tabela3.5">
            <table:table-cell table:style-name="Tabela3.B2" office:value-type="string">
              <text:p text:style-name="Header"><text:span text:style-name="MT4">Autor</text:span><text:span text:style-name="MT5">es</text:span><text:span text:style-name="MT4"> do Documento:</text:span></text:p>
            </table:table-cell>
            <table:table-cell table:style-name="Tabela3.B5" table:number-columns-spanned="4" office:value-type="string">
              <text:p text:style-name="MP8"><text:span text:style-name="Page_20_Number"><text:span text:style-name="MT6">Matheus Portolan, Erich Mantai, Willian Marques</text:span></text:span></text:p>
            </table:table-cell>
            <table:covered-table-cell/>
            <table:covered-table-cell/>
            <table:covered-table-cell/>
          </table:table-row>
          <table:table-row table:style-name="Tabela3.6">
            <table:table-cell table:style-name="Tabela3.B2" office:value-type="string">
              <text:p text:style-name="MP9">Gerente do Projeto:</text:p>
            </table:table-cell>
            <table:table-cell table:style-name="Tabela3.B6" table:number-columns-spanned="4" office:value-type="string">
              <text:p text:style-name="MP10"><text:span text:style-name="Page_20_Number"><text:span text:style-name="MT7">Willian Marques Freire</text:span></text:span></text:p>
            </table:table-cell>
            <table:covered-table-cell/>
            <table:covered-table-cell/>
            <table:covered-table-cell/>
          </table:table-row>
        </table:table>
        <text:p text:style-name="MP11"><text:span text:style-name="Page_20_Number"><text:span text:style-name="MT8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e Projeto</dc:title>
    <dc:subject>Suprimento - Fase 2</dc:subject>
    <meta:initial-creator>Cleilton Conte</meta:initial-creator>
    <meta:creation-date>2014-09-05T20:04:00</meta:creation-date>
    <dc:date>2016-04-04T20:27:04.734300941</dc:date>
    <meta:print-date>2011-06-18T10:48:00</meta:print-date>
    <meta:editing-cycles>40</meta:editing-cycles>
    <meta:editing-duration>PT1H17M32S</meta:editing-duration>
    <meta:generator>LibreOffice/5.0.5.2$Linux_X86_64 LibreOffice_project/00m0$Build-2</meta:generator>
    <meta:document-statistic meta:table-count="3" meta:image-count="0" meta:object-count="0" meta:page-count="7" meta:paragraph-count="103" meta:word-count="865" meta:character-count="5481" meta:non-whitespace-character-count="4752"/>
  </office:meta>
</office:document-meta>
</file>